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erif" officeooo:rsid="00060491" officeooo:paragraph-rsid="00060491"/>
    </style:style>
    <style:style style:name="P2" style:family="paragraph" style:parent-style-name="Standard">
      <style:paragraph-properties fo:text-align="center" style:justify-single-word="false"/>
      <style:text-properties style:font-name="Droid Serif" officeooo:rsid="00060491" officeooo:paragraph-rsid="00060491"/>
    </style:style>
    <style:style style:name="P3" style:family="paragraph" style:parent-style-name="Standard">
      <style:paragraph-properties fo:text-align="start" style:justify-single-word="false"/>
      <style:text-properties style:font-name="Droid Serif" officeooo:rsid="00060491" officeooo:paragraph-rsid="00060491"/>
    </style:style>
    <style:style style:name="T1" style:family="text">
      <style:text-properties officeooo:rsid="00061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Rice</text:p>
      <text:p text:style-name="P1">30 April 2014</text:p>
      <text:p text:style-name="P1">Algorithms</text:p>
      <text:p text:style-name="P1"/>
      <text:p text:style-name="P2">Extra Credit</text:p>
      <text:p text:style-name="P2"/>
      <text:p text:style-name="P3"><text:tab/>I only implemented two algorithms for the extra credit, Strongly Connected Components, and Dijkstra's. <text:span text:style-name="T1">I was able to complete the Dijkstra's implementation but I got hung up on the Strongly Connected components. In the end my program just finds out which nodes are strongly connected and doesn't construct the meta-grap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4-30T22:39:50.967082086</meta:creation-date>
    <dc:date>2014-04-30T22:51:38.581671678</dc:date>
    <dc:creator>chris </dc:creator>
    <meta:editing-duration>PT2M53S</meta:editing-duration>
    <meta:editing-cycles>2</meta:editing-cycles>
    <meta:generator>LibreOffice/4.2.3.3$Linux_X86_64 LibreOffice_project/882f8a0a489bc99a9e60c7905a60226254cb6ff0</meta:generator>
    <meta:document-statistic meta:table-count="0" meta:image-count="0" meta:object-count="0" meta:page-count="1" meta:paragraph-count="5" meta:word-count="58" meta:character-count="368" meta:non-whitespace-character-count="313"/>
  </office:meta>
</office:document-meta>
</file>